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2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Nimbus Sans L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der" table:style-name="ta1">
        <table:table-column table:style-name="co1" table:default-cell-style-name="Default"/>
        <table:table-column table:style-name="co1" table:number-columns-repeated="9" table:default-cell-style-name="ce1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96" calcext:value-type="float">
            <text:p>9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00540018081665039" calcext:value-type="float">
            <text:p>5.40E-005</text:p>
          </table:table-cell>
          <table:table-cell office:value-type="float" office:value="0.000036319096883138" calcext:value-type="float">
            <text:p>3.63E-005</text:p>
          </table:table-cell>
          <table:table-cell office:value-type="float" office:value="0.000103632609049479" calcext:value-type="float">
            <text:p>1.04E-004</text:p>
          </table:table-cell>
          <table:table-cell office:value-type="float" office:value="0.0000626246134440104" calcext:value-type="float">
            <text:p>6.26E-005</text:p>
          </table:table-cell>
          <table:table-cell office:value-type="float" office:value="0.0000642140706380208" calcext:value-type="float">
            <text:p>6.42E-005</text:p>
          </table:table-cell>
          <table:table-cell office:value-type="float" office:value="0.00026098887125651" calcext:value-type="float">
            <text:p>2.61E-004</text:p>
          </table:table-cell>
          <table:table-cell office:value-type="float" office:value="0.000246842702229818" calcext:value-type="float">
            <text:p>2.47E-004</text:p>
          </table:table-cell>
          <table:table-cell office:value-type="float" office:value="0.000378608703613281" calcext:value-type="float">
            <text:p>3.79E-004</text:p>
          </table:table-cell>
          <table:table-cell office:value-type="float" office:value="0.00123484929402669" calcext:value-type="float">
            <text:p>1.23E-003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0.000265876452128092" calcext:value-type="float">
            <text:p>2.66E-004</text:p>
          </table:table-cell>
          <table:table-cell office:value-type="float" office:value="0.000148336092631022" calcext:value-type="float">
            <text:p>1.48E-004</text:p>
          </table:table-cell>
          <table:table-cell office:value-type="float" office:value="0.000269492467244466" calcext:value-type="float">
            <text:p>2.69E-004</text:p>
          </table:table-cell>
          <table:table-cell office:value-type="float" office:value="0.0000894864400227864" calcext:value-type="float">
            <text:p>8.95E-005</text:p>
          </table:table-cell>
          <table:table-cell office:value-type="float" office:value="0.000146667162577311" calcext:value-type="float">
            <text:p>1.47E-004</text:p>
          </table:table-cell>
          <table:table-cell office:value-type="float" office:value="0.000760475794474284" calcext:value-type="float">
            <text:p>7.60E-004</text:p>
          </table:table-cell>
          <table:table-cell office:value-type="float" office:value="0.000969250996907552" calcext:value-type="float">
            <text:p>9.69E-004</text:p>
          </table:table-cell>
          <table:table-cell office:value-type="float" office:value="0.000967502593994141" calcext:value-type="float">
            <text:p>9.68E-004</text:p>
          </table:table-cell>
          <table:table-cell office:value-type="float" office:value="0.00102714697519938" calcext:value-type="float">
            <text:p>1.03E-00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0.0012506643931071" calcext:value-type="float">
            <text:p>1.25E-003</text:p>
          </table:table-cell>
          <table:table-cell office:value-type="float" office:value="0.000654697418212891" calcext:value-type="float">
            <text:p>6.55E-004</text:p>
          </table:table-cell>
          <table:table-cell office:value-type="float" office:value="0.00102512041727702" calcext:value-type="float">
            <text:p>1.03E-003</text:p>
          </table:table-cell>
          <table:table-cell office:value-type="float" office:value="0.000212311744689941" calcext:value-type="float">
            <text:p>2.12E-004</text:p>
          </table:table-cell>
          <table:table-cell office:value-type="float" office:value="0.000216523806254069" calcext:value-type="float">
            <text:p>2.17E-004</text:p>
          </table:table-cell>
          <table:table-cell office:value-type="float" office:value="0.00222365061442057" calcext:value-type="float">
            <text:p>2.22E-003</text:p>
          </table:table-cell>
          <table:table-cell office:value-type="float" office:value="0.00356686115264893" calcext:value-type="float">
            <text:p>3.57E-003</text:p>
          </table:table-cell>
          <table:table-cell office:value-type="float" office:value="0.00368499755859375" calcext:value-type="float">
            <text:p>3.68E-003</text:p>
          </table:table-cell>
          <table:table-cell office:value-type="float" office:value="0.00373959541320801" calcext:value-type="float">
            <text:p>3.74E-003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0.00571866830190023" calcext:value-type="float">
            <text:p>5.72E-003</text:p>
          </table:table-cell>
          <table:table-cell office:value-type="float" office:value="0.00292468070983887" calcext:value-type="float">
            <text:p>2.92E-003</text:p>
          </table:table-cell>
          <table:table-cell office:value-type="float" office:value="0.00317764282226562" calcext:value-type="float">
            <text:p>3.18E-003</text:p>
          </table:table-cell>
          <table:table-cell office:value-type="float" office:value="0.000783085823059082" calcext:value-type="float">
            <text:p>7.83E-004</text:p>
          </table:table-cell>
          <table:table-cell office:value-type="float" office:value="0.000622987747192383" calcext:value-type="float">
            <text:p>6.23E-004</text:p>
          </table:table-cell>
          <table:table-cell office:value-type="float" office:value="0.0025256872177124" calcext:value-type="float">
            <text:p>2.53E-003</text:p>
          </table:table-cell>
          <table:table-cell office:value-type="float" office:value="0.00517229239145915" calcext:value-type="float">
            <text:p>5.17E-003</text:p>
          </table:table-cell>
          <table:table-cell office:value-type="float" office:value="0.252527038256327" calcext:value-type="float">
            <text:p>2.53E-001</text:p>
          </table:table-cell>
          <table:table-cell office:value-type="float" office:value="5.77013035615285" calcext:value-type="float">
            <text:p>5.77E+0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0.0261074304580688" calcext:value-type="float">
            <text:p>2.61E-002</text:p>
          </table:table-cell>
          <table:table-cell office:value-type="float" office:value="0.0137797991434733" calcext:value-type="float">
            <text:p>1.38E-002</text:p>
          </table:table-cell>
          <table:table-cell office:value-type="float" office:value="0.00671895345052083" calcext:value-type="float">
            <text:p>6.72E-003</text:p>
          </table:table-cell>
          <table:table-cell office:value-type="float" office:value="0.00334632396697998" calcext:value-type="float">
            <text:p>3.35E-003</text:p>
          </table:table-cell>
          <table:table-cell office:value-type="float" office:value="0.00234746932983398" calcext:value-type="float">
            <text:p>2.35E-003</text:p>
          </table:table-cell>
          <table:table-cell office:value-type="float" office:value="0.00330539544423421" calcext:value-type="float">
            <text:p>3.31E-003</text:p>
          </table:table-cell>
          <table:table-cell office:value-type="float" office:value="0.00540721416473389" calcext:value-type="float">
            <text:p>5.41E-003</text:p>
          </table:table-cell>
          <table:table-cell office:value-type="float" office:value="0.217312614123027" calcext:value-type="float">
            <text:p>2.17E-001</text:p>
          </table:table-cell>
          <table:table-cell office:value-type="float" office:value="10.2578064203262" calcext:value-type="float">
            <text:p>1.03E+001</text:p>
          </table:table-cell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0.117885669072469" calcext:value-type="float">
            <text:p>1.18E-001</text:p>
          </table:table-cell>
          <table:table-cell office:value-type="float" office:value="0.0615042050679525" calcext:value-type="float">
            <text:p>6.15E-002</text:p>
          </table:table-cell>
          <table:table-cell office:value-type="float" office:value="0.0309162934621175" calcext:value-type="float">
            <text:p>3.09E-002</text:p>
          </table:table-cell>
          <table:table-cell office:value-type="float" office:value="0.017250140508016" calcext:value-type="float">
            <text:p>1.73E-002</text:p>
          </table:table-cell>
          <table:table-cell office:value-type="float" office:value="0.0103609561920166" calcext:value-type="float">
            <text:p>1.04E-002</text:p>
          </table:table-cell>
          <table:table-cell office:value-type="float" office:value="0.00748558839162191" calcext:value-type="float">
            <text:p>7.49E-003</text:p>
          </table:table-cell>
          <table:table-cell office:value-type="float" office:value="0.00762716929117839" calcext:value-type="float">
            <text:p>7.63E-003</text:p>
          </table:table-cell>
          <table:table-cell office:value-type="float" office:value="0.237860043843587" calcext:value-type="float">
            <text:p>2.38E-001</text:p>
          </table:table-cell>
          <table:table-cell office:value-type="float" office:value="2.89292987187703" calcext:value-type="float">
            <text:p>2.89E+000</text:p>
          </table:table-cell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float" office:value="0.518302957216899" calcext:value-type="float">
            <text:p>5.18E-001</text:p>
          </table:table-cell>
          <table:table-cell office:value-type="float" office:value="0.260016997655233" calcext:value-type="float">
            <text:p>2.60E-001</text:p>
          </table:table-cell>
          <table:table-cell office:value-type="float" office:value="0.133735775947571" calcext:value-type="float">
            <text:p>1.34E-001</text:p>
          </table:table-cell>
          <table:table-cell office:value-type="float" office:value="0.0723758538564046" calcext:value-type="float">
            <text:p>7.24E-002</text:p>
          </table:table-cell>
          <table:table-cell office:value-type="float" office:value="0.0718499819437663" calcext:value-type="float">
            <text:p>7.18E-002</text:p>
          </table:table-cell>
          <table:table-cell office:value-type="float" office:value="0.0311679840087891" calcext:value-type="float">
            <text:p>3.12E-002</text:p>
          </table:table-cell>
          <table:table-cell office:value-type="float" office:value="0.0399802923202515" calcext:value-type="float">
            <text:p>4.00E-002</text:p>
          </table:table-cell>
          <table:table-cell office:value-type="float" office:value="0.0199094613393148" calcext:value-type="float">
            <text:p>1.99E-002</text:p>
          </table:table-cell>
          <table:table-cell office:value-type="float" office:value="0.801862041155497" calcext:value-type="float">
            <text:p>8.02E-001</text:p>
          </table:table-cell>
        </table:table-row>
        <table:table-row table:style-name="ro3">
          <table:table-cell office:value-type="float" office:value="1024" calcext:value-type="float">
            <text:p>1024</text:p>
          </table:table-cell>
          <table:table-cell office:value-type="float" office:value="2.30793682734172" calcext:value-type="float">
            <text:p>2.31E+000</text:p>
          </table:table-cell>
          <table:table-cell office:value-type="float" office:value="1.1539564927419" calcext:value-type="float">
            <text:p>1.15E+000</text:p>
          </table:table-cell>
          <table:table-cell office:value-type="float" office:value="0.579465746879578" calcext:value-type="float">
            <text:p>5.79E-001</text:p>
          </table:table-cell>
          <table:table-cell office:value-type="float" office:value="0.294126033782959" calcext:value-type="float">
            <text:p>2.94E-001</text:p>
          </table:table-cell>
          <table:table-cell office:value-type="float" office:value="0.318239370981852" calcext:value-type="float">
            <text:p>3.18E-001</text:p>
          </table:table-cell>
          <table:table-cell office:value-type="float" office:value="0.13066029548645" calcext:value-type="float">
            <text:p>1.31E-001</text:p>
          </table:table-cell>
          <table:table-cell office:value-type="float" office:value="0.147714853286743" calcext:value-type="float">
            <text:p>1.48E-001</text:p>
          </table:table-cell>
          <table:table-cell office:value-type="float" office:value="0.0790281295776367" calcext:value-type="float">
            <text:p>7.90E-002</text:p>
          </table:table-cell>
          <table:table-cell office:value-type="float" office:value="0.301800529162089" calcext:value-type="float">
            <text:p>3.02E-001</text:p>
          </table:table-cell>
        </table:table-row>
        <table:table-row table:style-name="ro3">
          <table:table-cell office:value-type="float" office:value="2048" calcext:value-type="float">
            <text:p>2048</text:p>
          </table:table-cell>
          <table:table-cell office:value-type="float" office:value="10.0801182985306" calcext:value-type="float">
            <text:p>1.01E+001</text:p>
          </table:table-cell>
          <table:table-cell office:value-type="float" office:value="5.03964896996816" calcext:value-type="float">
            <text:p>5.04E+000</text:p>
          </table:table-cell>
          <table:table-cell office:value-type="float" office:value="2.54406408468882" calcext:value-type="float">
            <text:p>2.54E+000</text:p>
          </table:table-cell>
          <table:table-cell office:value-type="float" office:value="1.27446460723877" calcext:value-type="float">
            <text:p>1.27E+000</text:p>
          </table:table-cell>
          <table:table-cell office:value-type="float" office:value="1.12224153677622" calcext:value-type="float">
            <text:p>1.12E+000</text:p>
          </table:table-cell>
          <table:table-cell office:value-type="float" office:value="0.586966673533122" calcext:value-type="float">
            <text:p>5.87E-001</text:p>
          </table:table-cell>
          <table:table-cell office:value-type="float" office:value="0.730714797973633" calcext:value-type="float">
            <text:p>7.31E-001</text:p>
          </table:table-cell>
          <table:table-cell office:value-type="float" office:value="0.614554087320964" calcext:value-type="float">
            <text:p>6.15E-001</text:p>
          </table:table-cell>
          <table:table-cell office:value-type="float" office:value="0.533893426259359" calcext:value-type="float">
            <text:p>5.34E-001</text:p>
          </table:table-cell>
        </table:table-row>
        <table:table-row table:style-name="ro3">
          <table:table-cell office:value-type="float" office:value="4096" calcext:value-type="float">
            <text:p>4096</text:p>
          </table:table-cell>
          <table:table-cell office:value-type="float" office:value="44.799674709638" calcext:value-type="float">
            <text:p>4.48E+001</text:p>
          </table:table-cell>
          <table:table-cell office:value-type="float" office:value="22.2495052417119" calcext:value-type="float">
            <text:p>2.22E+001</text:p>
          </table:table-cell>
          <table:table-cell office:value-type="float" office:value="11.1974945068359" calcext:value-type="float">
            <text:p>1.12E+001</text:p>
          </table:table-cell>
          <table:table-cell office:value-type="float" office:value="5.61510948340098" calcext:value-type="float">
            <text:p>5.62E+000</text:p>
          </table:table-cell>
          <table:table-cell office:value-type="float" office:value="3.79357365767161" calcext:value-type="float">
            <text:p>3.79E+000</text:p>
          </table:table-cell>
          <table:table-cell office:value-type="float" office:value="2.51695799827576" calcext:value-type="float">
            <text:p>2.52E+000</text:p>
          </table:table-cell>
          <table:table-cell office:value-type="float" office:value="1.88104828198751" calcext:value-type="float">
            <text:p>1.88E+000</text:p>
          </table:table-cell>
          <table:table-cell office:value-type="float" office:value="1.82816326618195" calcext:value-type="float">
            <text:p>1.83E+000</text:p>
          </table:table-cell>
          <table:table-cell office:value-type="float" office:value="1.79009695847829" calcext:value-type="float">
            <text:p>1.79E+000</text:p>
          </table:table-cell>
        </table:table-row>
        <table:table-row table:style-name="ro3">
          <table:table-cell office:value-type="float" office:value="8192" calcext:value-type="float">
            <text:p>8192</text:p>
          </table:table-cell>
          <table:table-cell office:value-type="float" office:value="192.75400197506" calcext:value-type="float">
            <text:p>1.93E+002</text:p>
          </table:table-cell>
          <table:table-cell office:value-type="float" office:value="96.1066136757533" calcext:value-type="float">
            <text:p>9.61E+001</text:p>
          </table:table-cell>
          <table:table-cell office:value-type="float" office:value="48.0079725980759" calcext:value-type="float">
            <text:p>4.80E+001</text:p>
          </table:table-cell>
          <table:table-cell office:value-type="float" office:value="24.0140941937764" calcext:value-type="float">
            <text:p>2.40E+001</text:p>
          </table:table-cell>
          <table:table-cell office:value-type="float" office:value="16.2301168441772" calcext:value-type="float">
            <text:p>1.62E+001</text:p>
          </table:table-cell>
          <table:table-cell office:value-type="float" office:value="10.6089513301849" calcext:value-type="float">
            <text:p>1.06E+001</text:p>
          </table:table-cell>
          <table:table-cell office:value-type="float" office:value="7.79592641194661" calcext:value-type="float">
            <text:p>7.80E+000</text:p>
          </table:table-cell>
          <table:table-cell office:value-type="float" office:value="6.68853795528412" calcext:value-type="float">
            <text:p>6.69E+000</text:p>
          </table:table-cell>
          <table:table-cell office:value-type="float" office:value="3.77300612131755" calcext:value-type="float">
            <text:p>3.77E+000</text:p>
          </table:table-cell>
        </table:table-row>
        <table:table-row table:style-name="ro3">
          <table:table-cell office:value-type="float" office:value="16384" calcext:value-type="float">
            <text:p>16384</text:p>
          </table:table-cell>
          <table:table-cell office:value-type="float" office:value="825.070745786031" calcext:value-type="float">
            <text:p>8.25E+002</text:p>
          </table:table-cell>
          <table:table-cell office:value-type="float" office:value="412.67060649395" calcext:value-type="float">
            <text:p>4.13E+002</text:p>
          </table:table-cell>
          <table:table-cell office:value-type="float" office:value="207.724612116814" calcext:value-type="float">
            <text:p>2.08E+002</text:p>
          </table:table-cell>
          <table:table-cell office:value-type="float" office:value="103.645077864329" calcext:value-type="float">
            <text:p>1.04E+002</text:p>
          </table:table-cell>
          <table:table-cell office:value-type="float" office:value="69.4438430070877" calcext:value-type="float">
            <text:p>6.94E+001</text:p>
          </table:table-cell>
          <table:table-cell office:value-type="float" office:value="44.8395888408025" calcext:value-type="float">
            <text:p>4.48E+001</text:p>
          </table:table-cell>
          <table:table-cell office:value-type="float" office:value="32.74120982488" calcext:value-type="float">
            <text:p>3.27E+001</text:p>
          </table:table-cell>
          <table:table-cell office:value-type="float" office:value="25.5463545322418" calcext:value-type="float">
            <text:p>2.55E+001</text:p>
          </table:table-cell>
          <table:table-cell office:value-type="float" office:value="13.6516583760579" calcext:value-type="float">
            <text:p>1.37E+001</text:p>
          </table:table-cell>
        </table:table-row>
      </table:table>
      <table:table table:name="Speedup" table:style-name="ta1" table:print-ranges="Speedup.S38:Speedup.S38">
        <table:shapes>
          <draw:frame draw:z-index="0" draw:style-name="gr1" draw:text-style-name="P1" svg:width="12.3303in" svg:height="8.6622in" svg:x="1.3083in" svg:y="6.6012in">
            <draw:object draw:notify-on-update-of-ranges="Speedup.B1:Speedup.J1 Speedup.A8:Speedup.A8 Speedup.B1:Speedup.J1 Speedup.A9:Speedup.A9 Speedup.B9:Speedup.J9 Speedup.B1:Speedup.J1 Speedup.B1:Speedup.J1 Speedup.A2:Speedup.A2 Speedup.B2:Speedup.J2 Speedup.B1:Speedup.J1 Speedup.A3:Speedup.A3 Speedup.B3:Speedup.J3 Speedup.B1:Speedup.J1 Speedup.A4:Speedup.A4 Speedup.B4:Speedup.J4 Speedup.B1:Speedup.J1 Speedup.A5:Speedup.A5 Speedup.B5:Speedup.J5 Speedup.B1:Speedup.J1 Speedup.A6:Speedup.A6 Speedup.B6:Speedup.J6 Speedup.B1:Speedup.J1 Speedup.A7:Speedup.A7 Speedup.B7:Speedup.J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378in" svg:x="15.937in" svg:y="5.2087in">
            <draw:object draw:notify-on-update-of-ranges="Speedup.B1:Speedup.J1 Speedup.A8:Speedup.A8 Speedup.B1:Speedup.J1 Speedup.B1:Speedup.J1 Speedup.A2:Speedup.A2 Speedup.B2:Speedup.J2 Speedup.B1:Speedup.J1 Speedup.A3:Speedup.A3 Speedup.B3:Speedup.J3 Speedup.B1:Speedup.J1 Speedup.A4:Speedup.A4 Speedup.B4:Speedup.J4 Speedup.B1:Speedup.J1 Speedup.A5:Speedup.A5 Speedup.B5:Speedup.J5 Speedup.B1:Speedup.J1 Speedup.A6:Speedup.A6 Speedup.B6:Speedup.J6 Speedup.B1:Speedup.J1 Speedup.A7:Speedup.A7 Speedup.B7:Speedup.J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1.5685in" svg:height="5.9846in" svg:x="1.0031in" svg:y="6.5051in">
            <draw:object draw:notify-on-update-of-ranges="Speedup.A12:Speedup.A12 Speedup.B12:Speedup.J12 Speedup.A15:Speedup.A15 Speedup.B15:Speedup.J15 Speedup.A12:Speedup.A12 Speedup.B12:Speedup.J12 Speedup.A16:Speedup.A16 Speedup.B16:Speedup.J16 Speedup.A12:Speedup.A12 Speedup.B12:Speedup.J12 Speedup.A17:Speedup.A17 Speedup.B17:Speedup.J17 Speedup.A12:Speedup.A12 Speedup.B12:Speedup.J12 Speedup.A18:Speedup.A18 Speedup.B18:Speedup.J18 Speedup.A12:Speedup.A12 Speedup.B12:Speedup.J12 Speedup.A19:Speedup.A19 Speedup.B19:Speedup.J19 Speedup.A12:Speedup.A12 Speedup.B12:Speedup.J12 Speedup.A20:Speedup.A20 Speedup.B20:Speedup.J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Tider.$B8]/[Tider.B8]" office:value-type="float" office:value="1" calcext:value-type="float">
            <text:p>1</text:p>
          </table:table-cell>
          <table:table-cell table:formula="of:=[Tider.$B8]/[Tider.C8]" office:value-type="float" office:value="1.99334259641032" calcext:value-type="float">
            <text:p>1.9933425964</text:p>
          </table:table-cell>
          <table:table-cell table:formula="of:=[Tider.$B8]/[Tider.D8]" office:value-type="float" office:value="3.87557445675637" calcext:value-type="float">
            <text:p>3.8755744568</text:p>
          </table:table-cell>
          <table:table-cell table:formula="of:=[Tider.$B8]/[Tider.E8]" office:value-type="float" office:value="7.16126898129899" calcext:value-type="float">
            <text:p>7.1612689813</text:p>
          </table:table-cell>
          <table:table-cell table:formula="of:=[Tider.$B8]/[Tider.F8]" office:value-type="float" office:value="7.21368249782653" calcext:value-type="float">
            <text:p>7.2136824978</text:p>
          </table:table-cell>
          <table:table-cell table:formula="of:=[Tider.$B8]/[Tider.G8]" office:value-type="float" office:value="16.6293385247741" calcext:value-type="float">
            <text:p>16.6293385248</text:p>
          </table:table-cell>
          <table:table-cell table:formula="of:=[Tider.$B8]/[Tider.H8]" office:value-type="float" office:value="12.9639611702979" calcext:value-type="float">
            <text:p>12.9639611703</text:p>
          </table:table-cell>
          <table:table-cell table:formula="of:=[Tider.$B8]/[Tider.I8]" office:value-type="float" office:value="26.0329974971958" calcext:value-type="float">
            <text:p>26.0329974972</text:p>
          </table:table-cell>
          <table:table-cell table:formula="of:=[Tider.$B8]/[Tider.J8]" office:value-type="float" office:value="0.646374227254872" calcext:value-type="float">
            <text:p>0.64637422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Tider.$B9]/[Tider.B9]" office:value-type="float" office:value="1" calcext:value-type="float">
            <text:p>1</text:p>
          </table:table-cell>
          <table:table-cell table:formula="of:=[Tider.$B9]/[Tider.C9]" office:value-type="float" office:value="2.00002066096778" calcext:value-type="float">
            <text:p>2.000020661</text:p>
          </table:table-cell>
          <table:table-cell table:formula="of:=[Tider.$B9]/[Tider.D9]" office:value-type="float" office:value="3.98287015198043" calcext:value-type="float">
            <text:p>3.982870152</text:p>
          </table:table-cell>
          <table:table-cell table:formula="of:=[Tider.$B9]/[Tider.E9]" office:value-type="float" office:value="7.84676146364109" calcext:value-type="float">
            <text:p>7.8467614636</text:p>
          </table:table-cell>
          <table:table-cell table:formula="of:=[Tider.$B9]/[Tider.F9]" office:value-type="float" office:value="7.25220396276278" calcext:value-type="float">
            <text:p>7.2522039628</text:p>
          </table:table-cell>
          <table:table-cell table:formula="of:=[Tider.$B9]/[Tider.G9]" office:value-type="float" office:value="17.663643104045" calcext:value-type="float">
            <text:p>17.663643104</text:p>
          </table:table-cell>
          <table:table-cell table:formula="of:=[Tider.$B9]/[Tider.H9]" office:value-type="float" office:value="15.6242705184263" calcext:value-type="float">
            <text:p>15.6242705184</text:p>
          </table:table-cell>
          <table:table-cell table:formula="of:=[Tider.$B9]/[Tider.I9]" office:value-type="float" office:value="29.2039915366391" calcext:value-type="float">
            <text:p>29.2039915366</text:p>
          </table:table-cell>
          <table:table-cell table:formula="of:=[Tider.$B9]/[Tider.J9]" office:value-type="float" office:value="7.6472259135841" calcext:value-type="float">
            <text:p>7.64722591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Tider.$B10]/[Tider.B10]" office:value-type="float" office:value="1" calcext:value-type="float">
            <text:p>1</text:p>
          </table:table-cell>
          <table:table-cell table:formula="of:=[Tider.$B10]/[Tider.C10]" office:value-type="float" office:value="2.00016278089985" calcext:value-type="float">
            <text:p>2.0001627809</text:p>
          </table:table-cell>
          <table:table-cell table:formula="of:=[Tider.$B10]/[Tider.D10]" office:value-type="float" office:value="3.96221084177742" calcext:value-type="float">
            <text:p>3.9622108418</text:p>
          </table:table-cell>
          <table:table-cell table:formula="of:=[Tider.$B10]/[Tider.E10]" office:value-type="float" office:value="7.90929637533834" calcext:value-type="float">
            <text:p>7.9092963753</text:p>
          </table:table-cell>
          <table:table-cell table:formula="of:=[Tider.$B10]/[Tider.F10]" office:value-type="float" office:value="8.98212904103248" calcext:value-type="float">
            <text:p>8.982129041</text:p>
          </table:table-cell>
          <table:table-cell table:formula="of:=[Tider.$B10]/[Tider.G10]" office:value-type="float" office:value="17.1732378566835" calcext:value-type="float">
            <text:p>17.1732378567</text:p>
          </table:table-cell>
          <table:table-cell table:formula="of:=[Tider.$B10]/[Tider.H10]" office:value-type="float" office:value="13.7948736312499" calcext:value-type="float">
            <text:p>13.7948736313</text:p>
          </table:table-cell>
          <table:table-cell table:formula="of:=[Tider.$B10]/[Tider.I10]" office:value-type="float" office:value="16.4023289511799" calcext:value-type="float">
            <text:p>16.4023289512</text:p>
          </table:table-cell>
          <table:table-cell table:formula="of:=[Tider.$B10]/[Tider.J10]" office:value-type="float" office:value="18.8803941062833" calcext:value-type="float">
            <text:p>18.880394106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Tider.$B11]/[Tider.B11]" office:value-type="float" office:value="1" calcext:value-type="float">
            <text:p>1</text:p>
          </table:table-cell>
          <table:table-cell table:formula="of:=[Tider.$B11]/[Tider.C11]" office:value-type="float" office:value="2.01351329941713" calcext:value-type="float">
            <text:p>2.0135132994</text:p>
          </table:table-cell>
          <table:table-cell table:formula="of:=[Tider.$B11]/[Tider.D11]" office:value-type="float" office:value="4.00086596892622" calcext:value-type="float">
            <text:p>4.0008659689</text:p>
          </table:table-cell>
          <table:table-cell table:formula="of:=[Tider.$B11]/[Tider.E11]" office:value-type="float" office:value="7.97841517464118" calcext:value-type="float">
            <text:p>7.9784151746</text:p>
          </table:table-cell>
          <table:table-cell table:formula="of:=[Tider.$B11]/[Tider.F11]" office:value-type="float" office:value="11.8093593936264" calcext:value-type="float">
            <text:p>11.8093593936</text:p>
          </table:table-cell>
          <table:table-cell table:formula="of:=[Tider.$B11]/[Tider.G11]" office:value-type="float" office:value="17.7991348049224" calcext:value-type="float">
            <text:p>17.7991348049</text:p>
          </table:table-cell>
          <table:table-cell table:formula="of:=[Tider.$B11]/[Tider.H11]" office:value-type="float" office:value="23.8163342954189" calcext:value-type="float">
            <text:p>23.8163342954</text:p>
          </table:table-cell>
          <table:table-cell table:formula="of:=[Tider.$B11]/[Tider.I11]" office:value-type="float" office:value="24.5052920263519" calcext:value-type="float">
            <text:p>24.5052920264</text:p>
          </table:table-cell>
          <table:table-cell table:formula="of:=[Tider.$B11]/[Tider.J11]" office:value-type="float" office:value="25.0263956359777" calcext:value-type="float">
            <text:p>25.02639563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Tider.$B12]/[Tider.B12]" office:value-type="float" office:value="1" calcext:value-type="float">
            <text:p>1</text:p>
          </table:table-cell>
          <table:table-cell table:formula="of:=[Tider.$B12]/[Tider.C12]" office:value-type="float" office:value="2.00562682007898" calcext:value-type="float">
            <text:p>2.0056268201</text:p>
          </table:table-cell>
          <table:table-cell table:formula="of:=[Tider.$B12]/[Tider.D12]" office:value-type="float" office:value="4.01504149297872" calcext:value-type="float">
            <text:p>4.015041493</text:p>
          </table:table-cell>
          <table:table-cell table:formula="of:=[Tider.$B12]/[Tider.E12]" office:value-type="float" office:value="8.0267030028147" calcext:value-type="float">
            <text:p>8.0267030028</text:p>
          </table:table-cell>
          <table:table-cell table:formula="of:=[Tider.$B12]/[Tider.F12]" office:value-type="float" office:value="11.8763163460658" calcext:value-type="float">
            <text:p>11.8763163461</text:p>
          </table:table-cell>
          <table:table-cell table:formula="of:=[Tider.$B12]/[Tider.G12]" office:value-type="float" office:value="18.1689967251175" calcext:value-type="float">
            <text:p>18.1689967251</text:p>
          </table:table-cell>
          <table:table-cell table:formula="of:=[Tider.$B12]/[Tider.H12]" office:value-type="float" office:value="24.7249642684775" calcext:value-type="float">
            <text:p>24.7249642685</text:p>
          </table:table-cell>
          <table:table-cell table:formula="of:=[Tider.$B12]/[Tider.I12]" office:value-type="float" office:value="28.8185554546759" calcext:value-type="float">
            <text:p>28.8185554547</text:p>
          </table:table-cell>
          <table:table-cell table:formula="of:=[Tider.$B12]/[Tider.J12]" office:value-type="float" office:value="51.0876462367756" calcext:value-type="float">
            <text:p>51.087646236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Tider.$B13]/[Tider.B13]" office:value-type="float" office:value="1" calcext:value-type="float">
            <text:p>1</text:p>
          </table:table-cell>
          <table:table-cell table:formula="of:=[Tider.$B13]/[Tider.C13]" office:value-type="float" office:value="1.99934459300563" calcext:value-type="float">
            <text:p>1.999344593</text:p>
          </table:table-cell>
          <table:table-cell table:formula="of:=[Tider.$B13]/[Tider.D13]" office:value-type="float" office:value="3.97194505445533" calcext:value-type="float">
            <text:p>3.9719450545</text:p>
          </table:table-cell>
          <table:table-cell table:formula="of:=[Tider.$B13]/[Tider.E13]" office:value-type="float" office:value="7.9605395913354" calcext:value-type="float">
            <text:p>7.9605395913</text:p>
          </table:table-cell>
          <table:table-cell table:formula="of:=[Tider.$B13]/[Tider.F13]" office:value-type="float" office:value="11.8811216381245" calcext:value-type="float">
            <text:p>11.8811216381</text:p>
          </table:table-cell>
          <table:table-cell table:formula="of:=[Tider.$B13]/[Tider.G13]" office:value-type="float" office:value="18.4004975762678" calcext:value-type="float">
            <text:p>18.4004975763</text:p>
          </table:table-cell>
          <table:table-cell table:formula="of:=[Tider.$B13]/[Tider.H13]" office:value-type="float" office:value="25.1997635456666" calcext:value-type="float">
            <text:p>25.1997635457</text:p>
          </table:table-cell>
          <table:table-cell table:formula="of:=[Tider.$B13]/[Tider.I13]" office:value-type="float" office:value="32.297005224159" calcext:value-type="float">
            <text:p>32.2970052242</text:p>
          </table:table-cell>
          <table:table-cell table:formula="of:=[Tider.$B13]/[Tider.J13]" office:value-type="float" office:value="60.4374005749389" calcext:value-type="float">
            <text:p>60.4374005749</text:p>
          </table:table-cell>
        </table:table-row>
        <table:table-row table:style-name="ro4">
          <table:table-cell office:value-type="string" calcext:value-type="string">
            <text:p>Perfek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4">
          <table:table-cell office:value-type="string" calcext:value-type="string">
            <text:p>Teoretisk (16384)</text:p>
          </table:table-cell>
          <table:table-cell office:value-type="float" office:value="1" calcext:value-type="float">
            <text:p>1</text:p>
          </table:table-cell>
          <table:table-cell table:formula="of:=[.C$1]/(1+(2*(POWER(10;-6) + (POWER(10;-10) * 8 *POWER([.$A$7];2) ) ) ) )" office:value-type="float" office:value="1.39909183449197" calcext:value-type="float">
            <text:p>1.3990918345</text:p>
          </table:table-cell>
          <table:table-cell table:formula="of:=[.D$1]/(1+(2*(POWER(10;-6) + (POWER(10;-10) * 8 *POWER([.$A$7];2) ) ) ) )" office:value-type="float" office:value="2.79818366898393" calcext:value-type="float">
            <text:p>2.798183669</text:p>
          </table:table-cell>
          <table:table-cell table:formula="of:=[.E$1]/(1+(2*(POWER(10;-6) + (POWER(10;-10) * 8 *POWER([.$A$7];2) ) ) ) )" office:value-type="float" office:value="5.59636733796787" calcext:value-type="float">
            <text:p>5.596367338</text:p>
          </table:table-cell>
          <table:table-cell table:formula="of:=[.F$1]/(1+(2*(POWER(10;-6) + (POWER(10;-10) * 8 *POWER([.$A$7];2) ) ) ) )" office:value-type="float" office:value="8.3945510069518" calcext:value-type="float">
            <text:p>8.394551007</text:p>
          </table:table-cell>
          <table:table-cell table:formula="of:=[.G$1]/(1+(2*(POWER(10;-6) + (POWER(10;-10) * 8 *POWER([.$A$7];2) ) ) ) )" office:value-type="float" office:value="16.7891020139036" calcext:value-type="float">
            <text:p>16.7891020139</text:p>
          </table:table-cell>
          <table:table-cell table:formula="of:=[.H$1]/(1+(2*(POWER(10;-6) + (POWER(10;-10) * 8 *POWER([.$A$7];2) ) ) ) )" office:value-type="float" office:value="25.1836530208554" calcext:value-type="float">
            <text:p>25.1836530209</text:p>
          </table:table-cell>
          <table:table-cell table:formula="of:=[.I$1]/(1+(2*(POWER(10;-6) + (POWER(10;-10) * 8 *POWER([.$A$7];2) ) ) ) )" office:value-type="float" office:value="33.5782040278072" calcext:value-type="float">
            <text:p>33.5782040278</text:p>
          </table:table-cell>
          <table:table-cell table:formula="of:=[.J$1]/(1+(2*(POWER(10;-6) + (POWER(10;-10) * 8 *POWER([.$A$7];2) ) ) ) )" office:value-type="float" office:value="67.1564080556144" calcext:value-type="float">
            <text:p>67.156408055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[.$C2]/[.$C$1]" office:value-type="float" office:value="0.996671298205161" calcext:value-type="float">
            <text:p>0.9966712982</text:p>
          </table:table-cell>
          <table:table-cell table:style-name="ce2" table:formula="of:=[.$D2]/[.$D$1]" office:value-type="float" office:value="0.968893614189092" calcext:value-type="float">
            <text:p>0.9688936142</text:p>
          </table:table-cell>
          <table:table-cell table:formula="of:=[.$E2]/[.$E$1]" office:value-type="float" office:value="0.895158622662373" calcext:value-type="float">
            <text:p>0.8951586227</text:p>
          </table:table-cell>
          <table:table-cell table:formula="of:=[.$F2]/[.$F$1]" office:value-type="float" office:value="0.601140208152211" calcext:value-type="float">
            <text:p>0.6011402082</text:p>
          </table:table-cell>
          <table:table-cell table:formula="of:=[.$G2]/[.$G$1]" office:value-type="float" office:value="0.69288910519892" calcext:value-type="float">
            <text:p>0.6928891052</text:p>
          </table:table-cell>
          <table:table-cell table:formula="of:=[.$H2]/[.$H$1]" office:value-type="float" office:value="0.360110032508274" calcext:value-type="float">
            <text:p>0.3601100325</text:p>
          </table:table-cell>
          <table:table-cell table:formula="of:=[.$I2]/[.$I$1]" office:value-type="float" office:value="0.542354114524913" calcext:value-type="float">
            <text:p>0.5423541145</text:p>
          </table:table-cell>
          <table:table-cell table:formula="of:=[.$J2]/[.$J$1]" office:value-type="float" office:value="0.00673306486723825" calcext:value-type="float">
            <text:p>0.00673306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formula="of:=[.$C3]/[.$C$1]" office:value-type="float" office:value="1.00001033048389" calcext:value-type="float">
            <text:p>1.0000103305</text:p>
          </table:table-cell>
          <table:table-cell table:style-name="ce2" table:formula="of:=[.$D3]/[.$D$1]" office:value-type="float" office:value="0.995717537995108" calcext:value-type="float">
            <text:p>0.995717538</text:p>
          </table:table-cell>
          <table:table-cell table:formula="of:=[.$E3]/[.$E$1]" office:value-type="float" office:value="0.980845182955136" calcext:value-type="float">
            <text:p>0.980845183</text:p>
          </table:table-cell>
          <table:table-cell table:formula="of:=[.$F3]/[.$F$1]" office:value-type="float" office:value="0.604350330230231" calcext:value-type="float">
            <text:p>0.6043503302</text:p>
          </table:table-cell>
          <table:table-cell table:formula="of:=[.$G3]/[.$G$1]" office:value-type="float" office:value="0.73598512933521" calcext:value-type="float">
            <text:p>0.7359851293</text:p>
          </table:table-cell>
          <table:table-cell table:formula="of:=[.$H3]/[.$H$1]" office:value-type="float" office:value="0.43400751440073" calcext:value-type="float">
            <text:p>0.4340075144</text:p>
          </table:table-cell>
          <table:table-cell table:formula="of:=[.$I3]/[.$I$1]" office:value-type="float" office:value="0.608416490346648" calcext:value-type="float">
            <text:p>0.6084164903</text:p>
          </table:table-cell>
          <table:table-cell table:formula="of:=[.$J3]/[.$J$1]" office:value-type="float" office:value="0.079658603266501" calcext:value-type="float">
            <text:p>0.07965860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formula="of:=[.$C4]/[.$C$1]" office:value-type="float" office:value="1.00008139044993" calcext:value-type="float">
            <text:p>1.0000813904</text:p>
          </table:table-cell>
          <table:table-cell table:style-name="ce2" table:formula="of:=[.$D4]/[.$D$1]" office:value-type="float" office:value="0.990552710444356" calcext:value-type="float">
            <text:p>0.9905527104</text:p>
          </table:table-cell>
          <table:table-cell table:formula="of:=[.$E4]/[.$E$1]" office:value-type="float" office:value="0.988662046917292" calcext:value-type="float">
            <text:p>0.9886620469</text:p>
          </table:table-cell>
          <table:table-cell table:formula="of:=[.$F4]/[.$F$1]" office:value-type="float" office:value="0.748510753419373" calcext:value-type="float">
            <text:p>0.7485107534</text:p>
          </table:table-cell>
          <table:table-cell table:formula="of:=[.$G4]/[.$G$1]" office:value-type="float" office:value="0.715551577361813" calcext:value-type="float">
            <text:p>0.7155515774</text:p>
          </table:table-cell>
          <table:table-cell table:formula="of:=[.$H4]/[.$H$1]" office:value-type="float" office:value="0.383190934201387" calcext:value-type="float">
            <text:p>0.3831909342</text:p>
          </table:table-cell>
          <table:table-cell table:formula="of:=[.$I4]/[.$I$1]" office:value-type="float" office:value="0.341715186482915" calcext:value-type="float">
            <text:p>0.3417151865</text:p>
          </table:table-cell>
          <table:table-cell table:formula="of:=[.$J4]/[.$J$1]" office:value-type="float" office:value="0.196670771940451" calcext:value-type="float">
            <text:p>0.196670771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formula="of:=[.$C5]/[.$C$1]" office:value-type="float" office:value="1.00675664970856" calcext:value-type="float">
            <text:p>1.0067566497</text:p>
          </table:table-cell>
          <table:table-cell table:style-name="ce2" table:formula="of:=[.$D5]/[.$D$1]" office:value-type="float" office:value="1.00021649223155" calcext:value-type="float">
            <text:p>1.0002164922</text:p>
          </table:table-cell>
          <table:table-cell table:formula="of:=[.$E5]/[.$E$1]" office:value-type="float" office:value="0.997301896830148" calcext:value-type="float">
            <text:p>0.9973018968</text:p>
          </table:table-cell>
          <table:table-cell table:formula="of:=[.$F5]/[.$F$1]" office:value-type="float" office:value="0.984113282802202" calcext:value-type="float">
            <text:p>0.9841132828</text:p>
          </table:table-cell>
          <table:table-cell table:formula="of:=[.$G5]/[.$G$1]" office:value-type="float" office:value="0.741630616871768" calcext:value-type="float">
            <text:p>0.7416306169</text:p>
          </table:table-cell>
          <table:table-cell table:formula="of:=[.$H5]/[.$H$1]" office:value-type="float" office:value="0.661564841539415" calcext:value-type="float">
            <text:p>0.6615648415</text:p>
          </table:table-cell>
          <table:table-cell table:formula="of:=[.$I5]/[.$I$1]" office:value-type="float" office:value="0.510526917215665" calcext:value-type="float">
            <text:p>0.5105269172</text:p>
          </table:table-cell>
          <table:table-cell table:formula="of:=[.$J5]/[.$J$1]" office:value-type="float" office:value="0.260691621208101" calcext:value-type="float">
            <text:p>0.2606916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table:formula="of:=[.$C6]/[.$C$1]" office:value-type="float" office:value="1.00281341003949" calcext:value-type="float">
            <text:p>1.00281341</text:p>
          </table:table-cell>
          <table:table-cell table:style-name="ce2" table:formula="of:=[.$D6]/[.$D$1]" office:value-type="float" office:value="1.00376037324468" calcext:value-type="float">
            <text:p>1.0037603732</text:p>
          </table:table-cell>
          <table:table-cell table:formula="of:=[.$E6]/[.$E$1]" office:value-type="float" office:value="1.00333787535184" calcext:value-type="float">
            <text:p>1.0033378754</text:p>
          </table:table-cell>
          <table:table-cell table:formula="of:=[.$F6]/[.$F$1]" office:value-type="float" office:value="0.989693028838819" calcext:value-type="float">
            <text:p>0.9896930288</text:p>
          </table:table-cell>
          <table:table-cell table:formula="of:=[.$G6]/[.$G$1]" office:value-type="float" office:value="0.757041530213228" calcext:value-type="float">
            <text:p>0.7570415302</text:p>
          </table:table-cell>
          <table:table-cell table:formula="of:=[.$H6]/[.$H$1]" office:value-type="float" office:value="0.686804563013264" calcext:value-type="float">
            <text:p>0.686804563</text:p>
          </table:table-cell>
          <table:table-cell table:formula="of:=[.$I6]/[.$I$1]" office:value-type="float" office:value="0.600386571972415" calcext:value-type="float">
            <text:p>0.600386572</text:p>
          </table:table-cell>
          <table:table-cell table:formula="of:=[.$J6]/[.$J$1]" office:value-type="float" office:value="0.53216298163308" calcext:value-type="float">
            <text:p>0.532162981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formula="of:=[.$C7]/[.$C$1]" office:value-type="float" office:value="0.999672296502813" calcext:value-type="float">
            <text:p>0.9996722965</text:p>
          </table:table-cell>
          <table:table-cell table:style-name="ce2" table:formula="of:=[.$D7]/[.$D$1]" office:value-type="float" office:value="0.992986263613832" calcext:value-type="float">
            <text:p>0.9929862636</text:p>
          </table:table-cell>
          <table:table-cell table:formula="of:=[.$E7]/[.$E$1]" office:value-type="float" office:value="0.995067448916925" calcext:value-type="float">
            <text:p>0.9950674489</text:p>
          </table:table-cell>
          <table:table-cell table:formula="of:=[.$F7]/[.$F$1]" office:value-type="float" office:value="0.990093469843709" calcext:value-type="float">
            <text:p>0.9900934698</text:p>
          </table:table-cell>
          <table:table-cell table:formula="of:=[.$G7]/[.$G$1]" office:value-type="float" office:value="0.766687399011158" calcext:value-type="float">
            <text:p>0.766687399</text:p>
          </table:table-cell>
          <table:table-cell table:formula="of:=[.$H7]/[.$H$1]" office:value-type="float" office:value="0.699993431824071" calcext:value-type="float">
            <text:p>0.6999934318</text:p>
          </table:table-cell>
          <table:table-cell table:formula="of:=[.$I7]/[.$I$1]" office:value-type="float" office:value="0.672854275503312" calcext:value-type="float">
            <text:p>0.6728542755</text:p>
          </table:table-cell>
          <table:table-cell table:formula="of:=[.$J7]/[.$J$1]" office:value-type="float" office:value="0.629556255988947" calcext:value-type="float">
            <text:p>0.629556256</text:p>
          </table:table-cell>
        </table:table-row>
        <table:table-row table:style-name="ro4">
          <table:table-cell office:value-type="string" calcext:value-type="string">
            <text:p>Perfekt</text:p>
          </table:table-cell>
          <table:table-cell office:value-type="float" office:value="1" calcext:value-type="float">
            <text:p>1</text:p>
          </table:table-cell>
          <table:table-cell table:formula="of:=[.$C8]/[.$C$1]" office:value-type="float" office:value="1" calcext:value-type="float">
            <text:p>1</text:p>
          </table:table-cell>
          <table:table-cell table:style-name="ce2" table:formula="of:=[.$D8]/[.$D$1]" office:value-type="float" office:value="1" calcext:value-type="float">
            <text:p>1</text:p>
          </table:table-cell>
          <table:table-cell table:formula="of:=[.$E8]/[.$E$1]" office:value-type="float" office:value="1" calcext:value-type="float">
            <text:p>1</text:p>
          </table:table-cell>
          <table:table-cell table:formula="of:=[.$F8]/[.$F$1]" office:value-type="float" office:value="1" calcext:value-type="float">
            <text:p>1</text:p>
          </table:table-cell>
          <table:table-cell table:formula="of:=[.$G8]/[.$G$1]" office:value-type="float" office:value="1" calcext:value-type="float">
            <text:p>1</text:p>
          </table:table-cell>
          <table:table-cell table:formula="of:=[.$H8]/[.$H$1]" office:value-type="float" office:value="1" calcext:value-type="float">
            <text:p>1</text:p>
          </table:table-cell>
          <table:table-cell table:formula="of:=[.$I8]/[.$I$1]" office:value-type="float" office:value="1" calcext:value-type="float">
            <text:p>1</text:p>
          </table:table-cell>
          <table:table-cell table:formula="of:=[.$J8]/[.$J$1]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eoretisk (16384)</text:p>
          </table:table-cell>
          <table:table-cell office:value-type="float" office:value="1" calcext:value-type="float">
            <text:p>1</text:p>
          </table:table-cell>
          <table:table-cell table:formula="of:=[.$C9]/[.$C$1]" office:value-type="float" office:value="0.699545917245983" calcext:value-type="float">
            <text:p>0.6995459172</text:p>
          </table:table-cell>
          <table:table-cell table:style-name="ce2" table:formula="of:=[.$D9]/[.$D$1]" office:value-type="float" office:value="0.699545917245983" calcext:value-type="float">
            <text:p>0.6995459172</text:p>
          </table:table-cell>
          <table:table-cell table:formula="of:=[.$E9]/[.$E$1]" office:value-type="float" office:value="0.699545917245983" calcext:value-type="float">
            <text:p>0.6995459172</text:p>
          </table:table-cell>
          <table:table-cell table:formula="of:=[.$F9]/[.$F$1]" office:value-type="float" office:value="0.699545917245983" calcext:value-type="float">
            <text:p>0.6995459172</text:p>
          </table:table-cell>
          <table:table-cell table:formula="of:=[.$G9]/[.$G$1]" office:value-type="float" office:value="0.699545917245983" calcext:value-type="float">
            <text:p>0.6995459172</text:p>
          </table:table-cell>
          <table:table-cell table:formula="of:=[.$H9]/[.$H$1]" office:value-type="float" office:value="0.699545917245983" calcext:value-type="float">
            <text:p>0.6995459172</text:p>
          </table:table-cell>
          <table:table-cell table:formula="of:=[.$I9]/[.$I$1]" office:value-type="float" office:value="0.699545917245983" calcext:value-type="float">
            <text:p>0.6995459172</text:p>
          </table:table-cell>
          <table:table-cell table:formula="of:=[.$J9]/[.$J$1]" office:value-type="float" office:value="0.699545917245983" calcext:value-type="float">
            <text:p>0.6995459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 style:data-style-name="N2" text:time-value="0000-00-00T00:00:02.966619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8:59:50.228078158</meta:creation-date>
    <meta:generator>LibreOffice/4.1.3.2$Linux_X86_64 LibreOffice_project/410m0$Build-2</meta:generator>
    <dc:date>2014-04-02T10:07:36.219121463</dc:date>
    <meta:editing-duration>PT1H36M7S</meta:editing-duration>
    <meta:editing-cycles>8</meta:editing-cycles>
    <dc:creator>Sindre Magnussen</dc:creator>
    <meta:document-statistic meta:table-count="2" meta:cell-count="3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385cm" svg:height="15.202cm" xlink:href=".." xlink:type="simple" chart:class="chart:scatter" chart:style-name="ch1">
        <chart:legend chart:legend-position="end" svg:x="25.2cm" svg:y="5.946cm" style:legend-expansion="high" chart:style-name="ch2"/>
        <chart:plot-area chart:style-name="ch3" table:cell-range-address="Speedup.A12:Speedup.J12 Speedup.A15:Speedup.J20" chart:data-source-has-labels="column" svg:x="1.037cm" svg:y="1.351cm" svg:width="22.989cm" svg:height="13.127cm">
          <chartooo:coordinate-region svg:x="1.789cm" svg:y="1.57cm" svg:width="21.934cm" svg:height="12.22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up.B15:Speedup.J15" chart:label-cell-address="Speedup.A15:Speedup.A15" chart:class="chart:scatter">
            <chart:domain table:cell-range-address="Speedup.B12:Speedup.J12"/>
            <chart:data-point chart:repeated="9"/>
          </chart:series>
          <chart:series chart:style-name="ch7" chart:values-cell-range-address="Speedup.B16:Speedup.J16" chart:label-cell-address="Speedup.A16:Speedup.A16" chart:class="chart:scatter">
            <chart:data-point chart:repeated="9"/>
          </chart:series>
          <chart:series chart:style-name="ch8" chart:values-cell-range-address="Speedup.B17:Speedup.J17" chart:label-cell-address="Speedup.A17:Speedup.A17" chart:class="chart:scatter">
            <chart:data-point chart:repeated="9"/>
          </chart:series>
          <chart:series chart:style-name="ch9" chart:values-cell-range-address="Speedup.B18:Speedup.J18" chart:label-cell-address="Speedup.A18:Speedup.A18" chart:class="chart:scatter">
            <chart:data-point chart:repeated="9"/>
          </chart:series>
          <chart:series chart:style-name="ch10" chart:values-cell-range-address="Speedup.B19:Speedup.J19" chart:label-cell-address="Speedup.A19:Speedup.A19" chart:class="chart:scatter">
            <chart:data-point chart:repeated="9"/>
          </chart:series>
          <chart:series chart:style-name="ch11" chart:values-cell-range-address="Speedup.B20:Speedup.J20" chart:label-cell-address="Speedup.A20:Speedup.A20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edup.B12:Speedup.J1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48</text:p>
                <draw:g>
                  <svg:desc>Speedup.A15:Speedup.A15</svg:desc>
                </draw:g>
              </table:table-cell>
              <table:table-cell office:value-type="float" office:value="1">
                <text:p>1</text:p>
                <draw:g>
                  <svg:desc>Speedup.B15:Speedup.J15</svg:desc>
                </draw:g>
              </table:table-cell>
              <table:table-cell office:value-type="float" office:value="1.00008139044993">
                <text:p>1.00008139044993</text:p>
              </table:table-cell>
              <table:table-cell office:value-type="float" office:value="0.990552710444356">
                <text:p>0.990552710444356</text:p>
              </table:table-cell>
              <table:table-cell office:value-type="float" office:value="0.988662046917292">
                <text:p>0.988662046917292</text:p>
              </table:table-cell>
              <table:table-cell office:value-type="float" office:value="0.748510753419373">
                <text:p>0.748510753419373</text:p>
              </table:table-cell>
              <table:table-cell office:value-type="float" office:value="0.715551577361813">
                <text:p>0.715551577361813</text:p>
              </table:table-cell>
              <table:table-cell office:value-type="float" office:value="0.383190934201387">
                <text:p>0.383190934201387</text:p>
              </table:table-cell>
              <table:table-cell office:value-type="float" office:value="0.341715186482915">
                <text:p>0.341715186482915</text:p>
              </table:table-cell>
              <table:table-cell office:value-type="float" office:value="0.196670771940451">
                <text:p>0.196670771940451</text:p>
              </table:table-cell>
            </table:table-row>
            <table:table-row>
              <table:table-cell office:value-type="string">
                <text:p>4096</text:p>
                <draw:g>
                  <svg:desc>Speedup.A16:Speedup.A16</svg:desc>
                </draw:g>
              </table:table-cell>
              <table:table-cell office:value-type="float" office:value="1">
                <text:p>1</text:p>
                <draw:g>
                  <svg:desc>Speedup.B16:Speedup.J16</svg:desc>
                </draw:g>
              </table:table-cell>
              <table:table-cell office:value-type="float" office:value="1.00675664970856">
                <text:p>1.00675664970856</text:p>
              </table:table-cell>
              <table:table-cell office:value-type="float" office:value="1.00021649223155">
                <text:p>1.00021649223155</text:p>
              </table:table-cell>
              <table:table-cell office:value-type="float" office:value="0.997301896830148">
                <text:p>0.997301896830148</text:p>
              </table:table-cell>
              <table:table-cell office:value-type="float" office:value="0.984113282802202">
                <text:p>0.984113282802202</text:p>
              </table:table-cell>
              <table:table-cell office:value-type="float" office:value="0.741630616871768">
                <text:p>0.741630616871768</text:p>
              </table:table-cell>
              <table:table-cell office:value-type="float" office:value="0.661564841539415">
                <text:p>0.661564841539415</text:p>
              </table:table-cell>
              <table:table-cell office:value-type="float" office:value="0.510526917215665">
                <text:p>0.510526917215665</text:p>
              </table:table-cell>
              <table:table-cell office:value-type="float" office:value="0.260691621208101">
                <text:p>0.260691621208101</text:p>
              </table:table-cell>
            </table:table-row>
            <table:table-row>
              <table:table-cell office:value-type="string">
                <text:p>8192</text:p>
                <draw:g>
                  <svg:desc>Speedup.A17:Speedup.A17</svg:desc>
                </draw:g>
              </table:table-cell>
              <table:table-cell office:value-type="float" office:value="1">
                <text:p>1</text:p>
                <draw:g>
                  <svg:desc>Speedup.B17:Speedup.J17</svg:desc>
                </draw:g>
              </table:table-cell>
              <table:table-cell office:value-type="float" office:value="1.00281341003949">
                <text:p>1.00281341003949</text:p>
              </table:table-cell>
              <table:table-cell office:value-type="float" office:value="1.00376037324468">
                <text:p>1.00376037324468</text:p>
              </table:table-cell>
              <table:table-cell office:value-type="float" office:value="1.00333787535184">
                <text:p>1.00333787535184</text:p>
              </table:table-cell>
              <table:table-cell office:value-type="float" office:value="0.989693028838819">
                <text:p>0.989693028838819</text:p>
              </table:table-cell>
              <table:table-cell office:value-type="float" office:value="0.757041530213228">
                <text:p>0.757041530213228</text:p>
              </table:table-cell>
              <table:table-cell office:value-type="float" office:value="0.686804563013264">
                <text:p>0.686804563013264</text:p>
              </table:table-cell>
              <table:table-cell office:value-type="float" office:value="0.600386571972415">
                <text:p>0.600386571972415</text:p>
              </table:table-cell>
              <table:table-cell office:value-type="float" office:value="0.53216298163308">
                <text:p>0.53216298163308</text:p>
              </table:table-cell>
            </table:table-row>
            <table:table-row>
              <table:table-cell office:value-type="string">
                <text:p>16384</text:p>
                <draw:g>
                  <svg:desc>Speedup.A18:Speedup.A18</svg:desc>
                </draw:g>
              </table:table-cell>
              <table:table-cell office:value-type="float" office:value="1">
                <text:p>1</text:p>
                <draw:g>
                  <svg:desc>Speedup.B18:Speedup.J18</svg:desc>
                </draw:g>
              </table:table-cell>
              <table:table-cell office:value-type="float" office:value="0.999672296502813">
                <text:p>0.999672296502813</text:p>
              </table:table-cell>
              <table:table-cell office:value-type="float" office:value="0.992986263613832">
                <text:p>0.992986263613832</text:p>
              </table:table-cell>
              <table:table-cell office:value-type="float" office:value="0.995067448916925">
                <text:p>0.995067448916925</text:p>
              </table:table-cell>
              <table:table-cell office:value-type="float" office:value="0.990093469843709">
                <text:p>0.990093469843709</text:p>
              </table:table-cell>
              <table:table-cell office:value-type="float" office:value="0.766687399011158">
                <text:p>0.766687399011158</text:p>
              </table:table-cell>
              <table:table-cell office:value-type="float" office:value="0.699993431824071">
                <text:p>0.699993431824071</text:p>
              </table:table-cell>
              <table:table-cell office:value-type="float" office:value="0.672854275503312">
                <text:p>0.672854275503312</text:p>
              </table:table-cell>
              <table:table-cell office:value-type="float" office:value="0.629556255988947">
                <text:p>0.629556255988947</text:p>
              </table:table-cell>
            </table:table-row>
            <table:table-row>
              <table:table-cell office:value-type="string">
                <text:p>Perfekt</text:p>
                <draw:g>
                  <svg:desc>Speedup.A19:Speedup.A19</svg:desc>
                </draw:g>
              </table:table-cell>
              <table:table-cell office:value-type="float" office:value="1">
                <text:p>1</text:p>
                <draw:g>
                  <svg:desc>Speedup.B19:Speedup.J1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oretisk (16384)</text:p>
                <draw:g>
                  <svg:desc>Speedup.A20:Speedup.A20</svg:desc>
                </draw:g>
              </table:table-cell>
              <table:table-cell office:value-type="float" office:value="1">
                <text:p>1</text:p>
                <draw:g>
                  <svg:desc>Speedup.B20:Speedup.J20</svg:desc>
                </draw:g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  <table:table-cell office:value-type="float" office:value="0.699545917245983">
                <text:p>0.699545917245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4c1900" draw:fill-color="#4c19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32cm" svg:height="22.003cm" xlink:href=".." xlink:type="simple" chart:class="chart:scatter" chart:style-name="ch1">
        <chart:legend chart:legend-position="end" svg:x="27.135cm" svg:y="8.811cm" style:legend-expansion="high" chart:style-name="ch2"/>
        <chart:plot-area chart:style-name="ch3" table:cell-range-address="Speedup.B1:Speedup.J7 Speedup.A2:Speedup.A9 Speedup.B9:Speedup.J9" chart:data-source-has-labels="column" svg:x="2.324cm" svg:y="2.396cm" svg:width="22.804cm" svg:height="17.139cm">
          <chartooo:coordinate-region svg:x="3.177cm" svg:y="2.614cm" svg:width="21.649cm" svg:height="16.2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up.B1:Speedup.J1" chart:label-cell-address="Speedup.A8:Speedup.A8" chart:class="chart:scatter">
            <chart:domain table:cell-range-address="Speedup.B1:Speedup.J1"/>
            <chart:data-point chart:repeated="9"/>
          </chart:series>
          <chart:series chart:style-name="ch7" chart:values-cell-range-address="Speedup.B9:Speedup.J9" chart:label-cell-address="Speedup.A9:Speedup.A9" chart:class="chart:scatter">
            <chart:data-point chart:repeated="9"/>
          </chart:series>
          <chart:series chart:style-name="ch8" chart:values-cell-range-address="Speedup.B2:Speedup.J2" chart:label-cell-address="Speedup.A2:Speedup.A2" chart:class="chart:scatter">
            <chart:data-point chart:repeated="9"/>
          </chart:series>
          <chart:series chart:style-name="ch9" chart:values-cell-range-address="Speedup.B3:Speedup.J3" chart:label-cell-address="Speedup.A3:Speedup.A3" chart:class="chart:scatter">
            <chart:data-point chart:repeated="9"/>
          </chart:series>
          <chart:series chart:style-name="ch10" chart:values-cell-range-address="Speedup.B4:Speedup.J4" chart:label-cell-address="Speedup.A4:Speedup.A4" chart:class="chart:scatter">
            <chart:data-point chart:repeated="9"/>
          </chart:series>
          <chart:series chart:style-name="ch11" chart:values-cell-range-address="Speedup.B5:Speedup.J5" chart:label-cell-address="Speedup.A5:Speedup.A5" chart:class="chart:scatter">
            <chart:data-point chart:repeated="9"/>
          </chart:series>
          <chart:series chart:style-name="ch12" chart:values-cell-range-address="Speedup.B6:Speedup.J6" chart:label-cell-address="Speedup.A6:Speedup.A6" chart:class="chart:scatter">
            <chart:data-point chart:repeated="9"/>
          </chart:series>
          <chart:series chart:style-name="ch13" chart:values-cell-range-address="Speedup.B7:Speedup.J7" chart:label-cell-address="Speedup.A7:Speedup.A7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edup.B1:Speedup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erfekt</text:p>
                <draw:g>
                  <svg:desc>Speedup.A8:Speedup.A8</svg:desc>
                </draw:g>
              </table:table-cell>
              <table:table-cell office:value-type="float" office:value="1">
                <text:p>1</text:p>
                <draw:g>
                  <svg:desc>Speedup.B1:Speedup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Teoretisk (16384)</text:p>
                <draw:g>
                  <svg:desc>Speedup.A9:Speedup.A9</svg:desc>
                </draw:g>
              </table:table-cell>
              <table:table-cell office:value-type="float" office:value="1">
                <text:p>1</text:p>
                <draw:g>
                  <svg:desc>Speedup.B9:Speedup.J9</svg:desc>
                </draw:g>
              </table:table-cell>
              <table:table-cell office:value-type="float" office:value="1.39909183449197">
                <text:p>1.39909183449197</text:p>
              </table:table-cell>
              <table:table-cell office:value-type="float" office:value="2.79818366898393">
                <text:p>2.79818366898393</text:p>
              </table:table-cell>
              <table:table-cell office:value-type="float" office:value="5.59636733796787">
                <text:p>5.59636733796787</text:p>
              </table:table-cell>
              <table:table-cell office:value-type="float" office:value="8.3945510069518">
                <text:p>8.3945510069518</text:p>
              </table:table-cell>
              <table:table-cell office:value-type="float" office:value="16.7891020139036">
                <text:p>16.7891020139036</text:p>
              </table:table-cell>
              <table:table-cell office:value-type="float" office:value="25.1836530208554">
                <text:p>25.1836530208554</text:p>
              </table:table-cell>
              <table:table-cell office:value-type="float" office:value="33.5782040278072">
                <text:p>33.5782040278072</text:p>
              </table:table-cell>
              <table:table-cell office:value-type="float" office:value="67.1564080556144">
                <text:p>67.1564080556144</text:p>
              </table:table-cell>
            </table:table-row>
            <table:table-row>
              <table:table-cell office:value-type="string">
                <text:p>512</text:p>
                <draw:g>
                  <svg:desc>Speedup.A2:Speedup.A2</svg:desc>
                </draw:g>
              </table:table-cell>
              <table:table-cell office:value-type="float" office:value="1">
                <text:p>1</text:p>
                <draw:g>
                  <svg:desc>Speedup.B2:Speedup.J2</svg:desc>
                </draw:g>
              </table:table-cell>
              <table:table-cell office:value-type="float" office:value="1.99334259641032">
                <text:p>1.99334259641032</text:p>
              </table:table-cell>
              <table:table-cell office:value-type="float" office:value="3.87557445675637">
                <text:p>3.87557445675637</text:p>
              </table:table-cell>
              <table:table-cell office:value-type="float" office:value="7.16126898129899">
                <text:p>7.16126898129899</text:p>
              </table:table-cell>
              <table:table-cell office:value-type="float" office:value="7.21368249782653">
                <text:p>7.21368249782653</text:p>
              </table:table-cell>
              <table:table-cell office:value-type="float" office:value="16.6293385247741">
                <text:p>16.6293385247741</text:p>
              </table:table-cell>
              <table:table-cell office:value-type="float" office:value="12.9639611702979">
                <text:p>12.9639611702979</text:p>
              </table:table-cell>
              <table:table-cell office:value-type="float" office:value="26.0329974971958">
                <text:p>26.0329974971958</text:p>
              </table:table-cell>
              <table:table-cell office:value-type="float" office:value="0.646374227254872">
                <text:p>0.646374227254872</text:p>
              </table:table-cell>
            </table:table-row>
            <table:table-row>
              <table:table-cell office:value-type="string">
                <text:p>1024</text:p>
                <draw:g>
                  <svg:desc>Speedup.A3:Speedup.A3</svg:desc>
                </draw:g>
              </table:table-cell>
              <table:table-cell office:value-type="float" office:value="1">
                <text:p>1</text:p>
                <draw:g>
                  <svg:desc>Speedup.B3:Speedup.J3</svg:desc>
                </draw:g>
              </table:table-cell>
              <table:table-cell office:value-type="float" office:value="2.00002066096778">
                <text:p>2.00002066096778</text:p>
              </table:table-cell>
              <table:table-cell office:value-type="float" office:value="3.98287015198043">
                <text:p>3.98287015198043</text:p>
              </table:table-cell>
              <table:table-cell office:value-type="float" office:value="7.84676146364109">
                <text:p>7.84676146364109</text:p>
              </table:table-cell>
              <table:table-cell office:value-type="float" office:value="7.25220396276278">
                <text:p>7.25220396276278</text:p>
              </table:table-cell>
              <table:table-cell office:value-type="float" office:value="17.663643104045">
                <text:p>17.663643104045</text:p>
              </table:table-cell>
              <table:table-cell office:value-type="float" office:value="15.6242705184263">
                <text:p>15.6242705184263</text:p>
              </table:table-cell>
              <table:table-cell office:value-type="float" office:value="29.2039915366391">
                <text:p>29.2039915366391</text:p>
              </table:table-cell>
              <table:table-cell office:value-type="float" office:value="7.6472259135841">
                <text:p>7.6472259135841</text:p>
              </table:table-cell>
            </table:table-row>
            <table:table-row>
              <table:table-cell office:value-type="string">
                <text:p>2048</text:p>
                <draw:g>
                  <svg:desc>Speedup.A4:Speedup.A4</svg:desc>
                </draw:g>
              </table:table-cell>
              <table:table-cell office:value-type="float" office:value="1">
                <text:p>1</text:p>
                <draw:g>
                  <svg:desc>Speedup.B4:Speedup.J4</svg:desc>
                </draw:g>
              </table:table-cell>
              <table:table-cell office:value-type="float" office:value="2.00016278089985">
                <text:p>2.00016278089985</text:p>
              </table:table-cell>
              <table:table-cell office:value-type="float" office:value="3.96221084177742">
                <text:p>3.96221084177742</text:p>
              </table:table-cell>
              <table:table-cell office:value-type="float" office:value="7.90929637533834">
                <text:p>7.90929637533834</text:p>
              </table:table-cell>
              <table:table-cell office:value-type="float" office:value="8.98212904103248">
                <text:p>8.98212904103248</text:p>
              </table:table-cell>
              <table:table-cell office:value-type="float" office:value="17.1732378566835">
                <text:p>17.1732378566835</text:p>
              </table:table-cell>
              <table:table-cell office:value-type="float" office:value="13.7948736312499">
                <text:p>13.7948736312499</text:p>
              </table:table-cell>
              <table:table-cell office:value-type="float" office:value="16.4023289511799">
                <text:p>16.4023289511799</text:p>
              </table:table-cell>
              <table:table-cell office:value-type="float" office:value="18.8803941062833">
                <text:p>18.8803941062833</text:p>
              </table:table-cell>
            </table:table-row>
            <table:table-row>
              <table:table-cell office:value-type="string">
                <text:p>4096</text:p>
                <draw:g>
                  <svg:desc>Speedup.A5:Speedup.A5</svg:desc>
                </draw:g>
              </table:table-cell>
              <table:table-cell office:value-type="float" office:value="1">
                <text:p>1</text:p>
                <draw:g>
                  <svg:desc>Speedup.B5:Speedup.J5</svg:desc>
                </draw:g>
              </table:table-cell>
              <table:table-cell office:value-type="float" office:value="2.01351329941713">
                <text:p>2.01351329941713</text:p>
              </table:table-cell>
              <table:table-cell office:value-type="float" office:value="4.00086596892622">
                <text:p>4.00086596892622</text:p>
              </table:table-cell>
              <table:table-cell office:value-type="float" office:value="7.97841517464118">
                <text:p>7.97841517464118</text:p>
              </table:table-cell>
              <table:table-cell office:value-type="float" office:value="11.8093593936264">
                <text:p>11.8093593936264</text:p>
              </table:table-cell>
              <table:table-cell office:value-type="float" office:value="17.7991348049224">
                <text:p>17.7991348049224</text:p>
              </table:table-cell>
              <table:table-cell office:value-type="float" office:value="23.8163342954189">
                <text:p>23.8163342954189</text:p>
              </table:table-cell>
              <table:table-cell office:value-type="float" office:value="24.5052920263519">
                <text:p>24.5052920263519</text:p>
              </table:table-cell>
              <table:table-cell office:value-type="float" office:value="25.0263956359777">
                <text:p>25.0263956359777</text:p>
              </table:table-cell>
            </table:table-row>
            <table:table-row>
              <table:table-cell office:value-type="string">
                <text:p>8192</text:p>
                <draw:g>
                  <svg:desc>Speedup.A6:Speedup.A6</svg:desc>
                </draw:g>
              </table:table-cell>
              <table:table-cell office:value-type="float" office:value="1">
                <text:p>1</text:p>
                <draw:g>
                  <svg:desc>Speedup.B6:Speedup.J6</svg:desc>
                </draw:g>
              </table:table-cell>
              <table:table-cell office:value-type="float" office:value="2.00562682007898">
                <text:p>2.00562682007898</text:p>
              </table:table-cell>
              <table:table-cell office:value-type="float" office:value="4.01504149297872">
                <text:p>4.01504149297872</text:p>
              </table:table-cell>
              <table:table-cell office:value-type="float" office:value="8.0267030028147">
                <text:p>8.0267030028147</text:p>
              </table:table-cell>
              <table:table-cell office:value-type="float" office:value="11.8763163460658">
                <text:p>11.8763163460658</text:p>
              </table:table-cell>
              <table:table-cell office:value-type="float" office:value="18.1689967251175">
                <text:p>18.1689967251175</text:p>
              </table:table-cell>
              <table:table-cell office:value-type="float" office:value="24.7249642684775">
                <text:p>24.7249642684775</text:p>
              </table:table-cell>
              <table:table-cell office:value-type="float" office:value="28.8185554546759">
                <text:p>28.8185554546759</text:p>
              </table:table-cell>
              <table:table-cell office:value-type="float" office:value="51.0876462367756">
                <text:p>51.0876462367756</text:p>
              </table:table-cell>
            </table:table-row>
            <table:table-row>
              <table:table-cell office:value-type="string">
                <text:p>16384</text:p>
                <draw:g>
                  <svg:desc>Speedup.A7:Speedup.A7</svg:desc>
                </draw:g>
              </table:table-cell>
              <table:table-cell office:value-type="float" office:value="1">
                <text:p>1</text:p>
                <draw:g>
                  <svg:desc>Speedup.B7:Speedup.J7</svg:desc>
                </draw:g>
              </table:table-cell>
              <table:table-cell office:value-type="float" office:value="1.99934459300563">
                <text:p>1.99934459300563</text:p>
              </table:table-cell>
              <table:table-cell office:value-type="float" office:value="3.97194505445533">
                <text:p>3.97194505445533</text:p>
              </table:table-cell>
              <table:table-cell office:value-type="float" office:value="7.9605395913354">
                <text:p>7.9605395913354</text:p>
              </table:table-cell>
              <table:table-cell office:value-type="float" office:value="11.8811216381245">
                <text:p>11.8811216381245</text:p>
              </table:table-cell>
              <table:table-cell office:value-type="float" office:value="18.4004975762678">
                <text:p>18.4004975762678</text:p>
              </table:table-cell>
              <table:table-cell office:value-type="float" office:value="25.1997635456666">
                <text:p>25.1997635456666</text:p>
              </table:table-cell>
              <table:table-cell office:value-type="float" office:value="32.297005224159">
                <text:p>32.297005224159</text:p>
              </table:table-cell>
              <table:table-cell office:value-type="float" office:value="60.4374005749389">
                <text:p>60.4374005749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7cm" xlink:href=".." xlink:type="simple" chart:class="chart:scatter" chart:style-name="ch1">
        <chart:legend chart:legend-position="end" svg:x="13.486cm" svg:y="2.57cm" style:legend-expansion="high" chart:style-name="ch2"/>
        <chart:plot-area chart:style-name="ch3" table:cell-range-address="Speedup.B1:Speedup.J7 Speedup.A2:Speedup.A8" chart:data-source-has-labels="column" svg:x="0.77cm" svg:y="0.85cm" svg:width="12.216cm" svg:height="7.534cm">
          <chartooo:coordinate-region svg:x="1.623cm" svg:y="1.068cm" svg:width="11.06cm" svg:height="6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eedup.B1:Speedup.J1" chart:label-cell-address="Speedup.A8:Speedup.A8" chart:class="chart:scatter">
            <chart:domain table:cell-range-address="Speedup.B1:Speedup.J1"/>
            <chart:data-point chart:repeated="9"/>
          </chart:series>
          <chart:series chart:style-name="ch7" chart:values-cell-range-address="Speedup.B2:Speedup.J2" chart:label-cell-address="Speedup.A2:Speedup.A2" chart:class="chart:scatter">
            <chart:data-point chart:repeated="9"/>
          </chart:series>
          <chart:series chart:style-name="ch8" chart:values-cell-range-address="Speedup.B3:Speedup.J3" chart:label-cell-address="Speedup.A3:Speedup.A3" chart:class="chart:scatter">
            <chart:data-point chart:repeated="9"/>
          </chart:series>
          <chart:series chart:style-name="ch9" chart:values-cell-range-address="Speedup.B4:Speedup.J4" chart:label-cell-address="Speedup.A4:Speedup.A4" chart:class="chart:scatter">
            <chart:data-point chart:repeated="9"/>
          </chart:series>
          <chart:series chart:style-name="ch10" chart:values-cell-range-address="Speedup.B5:Speedup.J5" chart:label-cell-address="Speedup.A5:Speedup.A5" chart:class="chart:scatter">
            <chart:data-point chart:repeated="9"/>
          </chart:series>
          <chart:series chart:style-name="ch11" chart:values-cell-range-address="Speedup.B6:Speedup.J6" chart:label-cell-address="Speedup.A6:Speedup.A6" chart:class="chart:scatter">
            <chart:data-point chart:repeated="9"/>
          </chart:series>
          <chart:series chart:style-name="ch7" chart:values-cell-range-address="Speedup.B7:Speedup.J7" chart:label-cell-address="Speedup.A7:Speedup.A7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peedup.B1:Speedup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Perfekt</text:p>
                <draw:g>
                  <svg:desc>Speedup.A8:Speedup.A8</svg:desc>
                </draw:g>
              </table:table-cell>
              <table:table-cell office:value-type="float" office:value="1">
                <text:p>1</text:p>
                <draw:g>
                  <svg:desc>Speedup.B1:Speedup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12</text:p>
                <draw:g>
                  <svg:desc>Speedup.A2:Speedup.A2</svg:desc>
                </draw:g>
              </table:table-cell>
              <table:table-cell office:value-type="float" office:value="1">
                <text:p>1</text:p>
                <draw:g>
                  <svg:desc>Speedup.B2:Speedup.J2</svg:desc>
                </draw:g>
              </table:table-cell>
              <table:table-cell office:value-type="float" office:value="1.99334259641032">
                <text:p>1.99334259641032</text:p>
              </table:table-cell>
              <table:table-cell office:value-type="float" office:value="3.87557445675637">
                <text:p>3.87557445675637</text:p>
              </table:table-cell>
              <table:table-cell office:value-type="float" office:value="7.16126898129899">
                <text:p>7.16126898129899</text:p>
              </table:table-cell>
              <table:table-cell office:value-type="float" office:value="7.21368249782653">
                <text:p>7.21368249782653</text:p>
              </table:table-cell>
              <table:table-cell office:value-type="float" office:value="16.6293385247741">
                <text:p>16.6293385247741</text:p>
              </table:table-cell>
              <table:table-cell office:value-type="float" office:value="12.9639611702979">
                <text:p>12.9639611702979</text:p>
              </table:table-cell>
              <table:table-cell office:value-type="float" office:value="26.0329974971958">
                <text:p>26.0329974971958</text:p>
              </table:table-cell>
              <table:table-cell office:value-type="float" office:value="0.646374227254872">
                <text:p>0.646374227254872</text:p>
              </table:table-cell>
            </table:table-row>
            <table:table-row>
              <table:table-cell office:value-type="string">
                <text:p>1024</text:p>
                <draw:g>
                  <svg:desc>Speedup.A3:Speedup.A3</svg:desc>
                </draw:g>
              </table:table-cell>
              <table:table-cell office:value-type="float" office:value="1">
                <text:p>1</text:p>
                <draw:g>
                  <svg:desc>Speedup.B3:Speedup.J3</svg:desc>
                </draw:g>
              </table:table-cell>
              <table:table-cell office:value-type="float" office:value="2.00002066096778">
                <text:p>2.00002066096778</text:p>
              </table:table-cell>
              <table:table-cell office:value-type="float" office:value="3.98287015198043">
                <text:p>3.98287015198043</text:p>
              </table:table-cell>
              <table:table-cell office:value-type="float" office:value="7.84676146364109">
                <text:p>7.84676146364109</text:p>
              </table:table-cell>
              <table:table-cell office:value-type="float" office:value="7.25220396276278">
                <text:p>7.25220396276278</text:p>
              </table:table-cell>
              <table:table-cell office:value-type="float" office:value="17.663643104045">
                <text:p>17.663643104045</text:p>
              </table:table-cell>
              <table:table-cell office:value-type="float" office:value="15.6242705184263">
                <text:p>15.6242705184263</text:p>
              </table:table-cell>
              <table:table-cell office:value-type="float" office:value="29.2039915366391">
                <text:p>29.2039915366391</text:p>
              </table:table-cell>
              <table:table-cell office:value-type="float" office:value="7.6472259135841">
                <text:p>7.6472259135841</text:p>
              </table:table-cell>
            </table:table-row>
            <table:table-row>
              <table:table-cell office:value-type="string">
                <text:p>2048</text:p>
                <draw:g>
                  <svg:desc>Speedup.A4:Speedup.A4</svg:desc>
                </draw:g>
              </table:table-cell>
              <table:table-cell office:value-type="float" office:value="1">
                <text:p>1</text:p>
                <draw:g>
                  <svg:desc>Speedup.B4:Speedup.J4</svg:desc>
                </draw:g>
              </table:table-cell>
              <table:table-cell office:value-type="float" office:value="2.00016278089985">
                <text:p>2.00016278089985</text:p>
              </table:table-cell>
              <table:table-cell office:value-type="float" office:value="3.96221084177742">
                <text:p>3.96221084177742</text:p>
              </table:table-cell>
              <table:table-cell office:value-type="float" office:value="7.90929637533834">
                <text:p>7.90929637533834</text:p>
              </table:table-cell>
              <table:table-cell office:value-type="float" office:value="8.98212904103248">
                <text:p>8.98212904103248</text:p>
              </table:table-cell>
              <table:table-cell office:value-type="float" office:value="17.1732378566835">
                <text:p>17.1732378566835</text:p>
              </table:table-cell>
              <table:table-cell office:value-type="float" office:value="13.7948736312499">
                <text:p>13.7948736312499</text:p>
              </table:table-cell>
              <table:table-cell office:value-type="float" office:value="16.4023289511799">
                <text:p>16.4023289511799</text:p>
              </table:table-cell>
              <table:table-cell office:value-type="float" office:value="18.8803941062833">
                <text:p>18.8803941062833</text:p>
              </table:table-cell>
            </table:table-row>
            <table:table-row>
              <table:table-cell office:value-type="string">
                <text:p>4096</text:p>
                <draw:g>
                  <svg:desc>Speedup.A5:Speedup.A5</svg:desc>
                </draw:g>
              </table:table-cell>
              <table:table-cell office:value-type="float" office:value="1">
                <text:p>1</text:p>
                <draw:g>
                  <svg:desc>Speedup.B5:Speedup.J5</svg:desc>
                </draw:g>
              </table:table-cell>
              <table:table-cell office:value-type="float" office:value="2.01351329941713">
                <text:p>2.01351329941713</text:p>
              </table:table-cell>
              <table:table-cell office:value-type="float" office:value="4.00086596892622">
                <text:p>4.00086596892622</text:p>
              </table:table-cell>
              <table:table-cell office:value-type="float" office:value="7.97841517464118">
                <text:p>7.97841517464118</text:p>
              </table:table-cell>
              <table:table-cell office:value-type="float" office:value="11.8093593936264">
                <text:p>11.8093593936264</text:p>
              </table:table-cell>
              <table:table-cell office:value-type="float" office:value="17.7991348049224">
                <text:p>17.7991348049224</text:p>
              </table:table-cell>
              <table:table-cell office:value-type="float" office:value="23.8163342954189">
                <text:p>23.8163342954189</text:p>
              </table:table-cell>
              <table:table-cell office:value-type="float" office:value="24.5052920263519">
                <text:p>24.5052920263519</text:p>
              </table:table-cell>
              <table:table-cell office:value-type="float" office:value="25.0263956359777">
                <text:p>25.0263956359777</text:p>
              </table:table-cell>
            </table:table-row>
            <table:table-row>
              <table:table-cell office:value-type="string">
                <text:p>8192</text:p>
                <draw:g>
                  <svg:desc>Speedup.A6:Speedup.A6</svg:desc>
                </draw:g>
              </table:table-cell>
              <table:table-cell office:value-type="float" office:value="1">
                <text:p>1</text:p>
                <draw:g>
                  <svg:desc>Speedup.B6:Speedup.J6</svg:desc>
                </draw:g>
              </table:table-cell>
              <table:table-cell office:value-type="float" office:value="2.00562682007898">
                <text:p>2.00562682007898</text:p>
              </table:table-cell>
              <table:table-cell office:value-type="float" office:value="4.01504149297872">
                <text:p>4.01504149297872</text:p>
              </table:table-cell>
              <table:table-cell office:value-type="float" office:value="8.0267030028147">
                <text:p>8.0267030028147</text:p>
              </table:table-cell>
              <table:table-cell office:value-type="float" office:value="11.8763163460658">
                <text:p>11.8763163460658</text:p>
              </table:table-cell>
              <table:table-cell office:value-type="float" office:value="18.1689967251175">
                <text:p>18.1689967251175</text:p>
              </table:table-cell>
              <table:table-cell office:value-type="float" office:value="24.7249642684775">
                <text:p>24.7249642684775</text:p>
              </table:table-cell>
              <table:table-cell office:value-type="float" office:value="28.8185554546759">
                <text:p>28.8185554546759</text:p>
              </table:table-cell>
              <table:table-cell office:value-type="float" office:value="51.0876462367756">
                <text:p>51.0876462367756</text:p>
              </table:table-cell>
            </table:table-row>
            <table:table-row>
              <table:table-cell office:value-type="string">
                <text:p>16384</text:p>
                <draw:g>
                  <svg:desc>Speedup.A7:Speedup.A7</svg:desc>
                </draw:g>
              </table:table-cell>
              <table:table-cell office:value-type="float" office:value="1">
                <text:p>1</text:p>
                <draw:g>
                  <svg:desc>Speedup.B7:Speedup.J7</svg:desc>
                </draw:g>
              </table:table-cell>
              <table:table-cell office:value-type="float" office:value="1.99934459300563">
                <text:p>1.99934459300563</text:p>
              </table:table-cell>
              <table:table-cell office:value-type="float" office:value="3.97194505445533">
                <text:p>3.97194505445533</text:p>
              </table:table-cell>
              <table:table-cell office:value-type="float" office:value="7.9605395913354">
                <text:p>7.9605395913354</text:p>
              </table:table-cell>
              <table:table-cell office:value-type="float" office:value="11.8811216381245">
                <text:p>11.8811216381245</text:p>
              </table:table-cell>
              <table:table-cell office:value-type="float" office:value="18.4004975762678">
                <text:p>18.4004975762678</text:p>
              </table:table-cell>
              <table:table-cell office:value-type="float" office:value="25.1997635456666">
                <text:p>25.1997635456666</text:p>
              </table:table-cell>
              <table:table-cell office:value-type="float" office:value="32.297005224159">
                <text:p>32.297005224159</text:p>
              </table:table-cell>
              <table:table-cell office:value-type="float" office:value="60.4374005749389">
                <text:p>60.43740057493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